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2.05mm" svg:y="33.14mm">
            <draw:object draw:notify-on-update-of-ranges="Sheet1.B1:Sheet1.B5 Sheet1.C1:Sheet1.C5 Sheet1.F1:Sheet1.F5 Sheet1.G1:Sheet1.G5 Sheet1.J1:Sheet1.J5 Sheet1.K1:Sheet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00/00/00</text:date>, <text:time style:data-style-name="N2" text:time-value="04:25:49.179345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2:06:26.134039901</meta:creation-date>
    <dc:date>2019-04-05T04:28:56.646814037</dc:date>
    <meta:editing-duration>PT1H11M10S</meta:editing-duration>
    <meta:editing-cycles>19</meta:editing-cycles>
    <meta:generator>LibreOffice/5.4.5.1$Linux_X86_64 LibreOffice_project/40m0$Build-1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7cm" svg:y="0.316cm" chart:style-name="ch2">
          <text:p>Load Factor vs Total Insertion Probe Count</text:p>
        </chart:title>
        <chart:legend chart:legend-position="end" svg:x="13.254cm" svg:y="3.703cm" style:legend-expansion="high" chart:style-name="ch3"/>
        <chart:plot-area chart:style-name="ch4" table:cell-range-address="Sheet1.B1:Sheet1.C5 Sheet1.G1:Sheet1.G5 Sheet1.K1:Sheet1.K5" chart:data-source-has-labels="row" svg:x="1.331cm" svg:y="1.275cm" svg:width="11.603cm" svg:height="6.564cm">
          <chartooo:coordinate-region svg:x="2.138cm" svg:y="1.474cm" svg:width="10.556cm" svg:height="5.718cm"/>
          <chart:axis chart:dimension="x" chart:name="primary-x" chart:style-name="ch5">
            <chart:title svg:x="6.215cm" svg:y="8.019cm" chart:style-name="ch6">
              <text:p>Load Factor</text:p>
            </chart:title>
          </chart:axis>
          <chart:axis chart:dimension="y" chart:name="primary-y" chart:style-name="ch7">
            <chart:title svg:x="0.451cm" svg:y="5.924cm" chart:style-name="ch8">
              <text:p>Total Probe Count</text:p>
            </chart:title>
            <chart:grid chart:style-name="ch9" chart:class="major"/>
          </chart:axis>
          <chart:series chart:style-name="ch10" chart:values-cell-range-address="Sheet1.C1:Sheet1.C5" loext:label-string="linear" chart:class="chart:scatter">
            <chart:domain table:cell-range-address="Sheet1.B1:Sheet1.B5"/>
            <chart:data-point chart:repeated="5"/>
          </chart:series>
          <chart:series chart:style-name="ch11" chart:values-cell-range-address="Sheet1.G1:Sheet1.G5" loext:label-string="quadratic" chart:class="chart:scatter">
            <chart:domain table:cell-range-address="Sheet1.F1:Sheet1.F5"/>
            <chart:data-point chart:repeated="5"/>
          </chart:series>
          <chart:series chart:style-name="ch12" chart:values-cell-range-address="Sheet1.K1:Sheet1.K5" loext:label-string="chaining" chart:class="chart:scatter">
            <chart:domain table:cell-range-address="Sheet1.J1:Sheet1.J5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</table:table-cell>
              <table:table-cell office:value-type="string">
                <text:p>Column F</text:p>
              </table:table-cell>
              <table:table-cell office:value-type="string">
                <text:p>quadratic</text:p>
              </table:table-cell>
              <table:table-cell office:value-type="string">
                <text:p>Column J</text:p>
              </table:table-cell>
              <table:table-cell office:value-type="string">
                <text:p>chain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569676">
                <text:p>0.76569676</text:p>
                <draw:g>
                  <svg:desc>Sheet1.B1:Sheet1.B5</svg:desc>
                </draw:g>
              </table:table-cell>
              <table:table-cell office:value-type="float" office:value="278">
                <text:p>278</text:p>
                <draw:g>
                  <svg:desc>Sheet1.C1:Sheet1.C5</svg:desc>
                </draw:g>
              </table:table-cell>
              <table:table-cell office:value-type="float" office:value="0.76569676">
                <text:p>0.76569676</text:p>
                <draw:g>
                  <svg:desc>Sheet1.F1:Sheet1.F5</svg:desc>
                </draw:g>
              </table:table-cell>
              <table:table-cell office:value-type="float" office:value="253">
                <text:p>253</text:p>
                <draw:g>
                  <svg:desc>Sheet1.G1:Sheet1.G5</svg:desc>
                </draw:g>
              </table:table-cell>
              <table:table-cell office:value-type="float" office:value="0.76569676">
                <text:p>0.76569676</text:p>
                <draw:g>
                  <svg:desc>Sheet1.J1:Sheet1.J5</svg:desc>
                </draw:g>
              </table:table-cell>
              <table:table-cell office:value-type="float" office:value="97">
                <text:p>97</text:p>
                <draw:g>
                  <svg:desc>Sheet1.K1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77893">
                <text:p>0.66577893</text:p>
              </table:table-cell>
              <table:table-cell office:value-type="float" office:value="235">
                <text:p>235</text:p>
              </table:table-cell>
              <table:table-cell office:value-type="float" office:value="0.66577893">
                <text:p>0.66577893</text:p>
              </table:table-cell>
              <table:table-cell office:value-type="float" office:value="145">
                <text:p>145</text:p>
              </table:table-cell>
              <table:table-cell office:value-type="float" office:value="0.66577893">
                <text:p>0.665778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363">
                <text:p>0.6031363</text:p>
              </table:table-cell>
              <table:table-cell office:value-type="float" office:value="303">
                <text:p>303</text:p>
              </table:table-cell>
              <table:table-cell office:value-type="float" office:value="0.6031363">
                <text:p>0.6031363</text:p>
              </table:table-cell>
              <table:table-cell office:value-type="float" office:value="204">
                <text:p>204</text:p>
              </table:table-cell>
              <table:table-cell office:value-type="float" office:value="0.6031363">
                <text:p>0.6031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406965">
                <text:p>0.54406965</text:p>
              </table:table-cell>
              <table:table-cell office:value-type="float" office:value="58">
                <text:p>58</text:p>
              </table:table-cell>
              <table:table-cell office:value-type="float" office:value="0.54406965">
                <text:p>0.54406965</text:p>
              </table:table-cell>
              <table:table-cell office:value-type="float" office:value="37">
                <text:p>37</text:p>
              </table:table-cell>
              <table:table-cell office:value-type="float" office:value="0.54406965">
                <text:p>0.544069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54014">
                <text:p>0.49554014</text:p>
              </table:table-cell>
              <table:table-cell office:value-type="float" office:value="19">
                <text:p>19</text:p>
              </table:table-cell>
              <table:table-cell office:value-type="float" office:value="0.49554014">
                <text:p>0.49554014</text:p>
              </table:table-cell>
              <table:table-cell office:value-type="float" office:value="14">
                <text:p>14</text:p>
              </table:table-cell>
              <table:table-cell office:value-type="float" office:value="0.49554014">
                <text:p>0.4955401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